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r5</text:p>
          </table:table-cell>
          <table:table-cell office:value-type="float" office:value="8975001" calcext:value-type="float">
            <text:p>897500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350001" calcext:value-type="float">
            <text:p>18350001</text:p>
          </table:table-cell>
          <table:table-cell office:value-type="float" office:value="18375000" calcext:value-type="float">
            <text:p>1837500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0975001" calcext:value-type="float">
            <text:p>20975001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2825001" calcext:value-type="float">
            <text:p>22825001</text:p>
          </table:table-cell>
          <table:table-cell office:value-type="float" office:value="22850000" calcext:value-type="float">
            <text:p>22850000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3175001" calcext:value-type="float">
            <text:p>23175001</text:p>
          </table:table-cell>
          <table:table-cell office:value-type="float" office:value="23200000" calcext:value-type="float">
            <text:p>2320000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4025001" calcext:value-type="float">
            <text:p>24025001</text:p>
          </table:table-cell>
          <table:table-cell office:value-type="float" office:value="24050000" calcext:value-type="float">
            <text:p>2405000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4425001" calcext:value-type="float">
            <text:p>24425001</text:p>
          </table:table-cell>
          <table:table-cell office:value-type="float" office:value="24450000" calcext:value-type="float">
            <text:p>2445000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0650001" calcext:value-type="float">
            <text:p>30650001</text:p>
          </table:table-cell>
          <table:table-cell office:value-type="float" office:value="30675000" calcext:value-type="float">
            <text:p>3067500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0900001" calcext:value-type="float">
            <text:p>30900001</text:p>
          </table:table-cell>
          <table:table-cell office:value-type="float" office:value="30925000" calcext:value-type="float">
            <text:p>3092500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1200001" calcext:value-type="float">
            <text:p>31200001</text:p>
          </table:table-cell>
          <table:table-cell office:value-type="float" office:value="31225000" calcext:value-type="float">
            <text:p>3122500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2150001" calcext:value-type="float">
            <text:p>32150001</text:p>
          </table:table-cell>
          <table:table-cell office:value-type="float" office:value="32175000" calcext:value-type="float">
            <text:p>3217500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3975001" calcext:value-type="float">
            <text:p>33975001</text:p>
          </table:table-cell>
          <table:table-cell office:value-type="float" office:value="34000000" calcext:value-type="float">
            <text:p>3400000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5750001" calcext:value-type="float">
            <text:p>35750001</text:p>
          </table:table-cell>
          <table:table-cell office:value-type="float" office:value="35775000" calcext:value-type="float">
            <text:p>35775000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7100001" calcext:value-type="float">
            <text:p>37100001</text:p>
          </table:table-cell>
          <table:table-cell office:value-type="float" office:value="37125000" calcext:value-type="float">
            <text:p>37125000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41750001" calcext:value-type="float">
            <text:p>41750001</text:p>
          </table:table-cell>
          <table:table-cell office:value-type="float" office:value="41775000" calcext:value-type="float">
            <text:p>41775000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9050001" calcext:value-type="float">
            <text:p>19050001</text:p>
          </table:table-cell>
          <table:table-cell office:value-type="float" office:value="19075000" calcext:value-type="float">
            <text:p>1907500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9075001" calcext:value-type="float">
            <text:p>19075001</text:p>
          </table:table-cell>
          <table:table-cell office:value-type="float" office:value="19100000" calcext:value-type="float">
            <text:p>19100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2975001" calcext:value-type="float">
            <text:p>32975001</text:p>
          </table:table-cell>
          <table:table-cell office:value-type="float" office:value="33000000" calcext:value-type="float">
            <text:p>33000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4625001" calcext:value-type="float">
            <text:p>34625001</text:p>
          </table:table-cell>
          <table:table-cell office:value-type="float" office:value="34650000" calcext:value-type="float">
            <text:p>34650000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4950001" calcext:value-type="float">
            <text:p>34950001</text:p>
          </table:table-cell>
          <table:table-cell office:value-type="float" office:value="34975000" calcext:value-type="float">
            <text:p>34975000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5050001" calcext:value-type="float">
            <text:p>35050001</text:p>
          </table:table-cell>
          <table:table-cell office:value-type="float" office:value="35075000" calcext:value-type="float">
            <text:p>3507500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5125001" calcext:value-type="float">
            <text:p>35125001</text:p>
          </table:table-cell>
          <table:table-cell office:value-type="float" office:value="35150000" calcext:value-type="float">
            <text:p>3515000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5950001" calcext:value-type="float">
            <text:p>35950001</text:p>
          </table:table-cell>
          <table:table-cell office:value-type="float" office:value="35975000" calcext:value-type="float">
            <text:p>35975000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6150001" calcext:value-type="float">
            <text:p>36150001</text:p>
          </table:table-cell>
          <table:table-cell office:value-type="float" office:value="36175000" calcext:value-type="float">
            <text:p>3617500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6350001" calcext:value-type="float">
            <text:p>36350001</text:p>
          </table:table-cell>
          <table:table-cell office:value-type="float" office:value="36375000" calcext:value-type="float">
            <text:p>36375000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6425001" calcext:value-type="float">
            <text:p>36425001</text:p>
          </table:table-cell>
          <table:table-cell office:value-type="float" office:value="36450000" calcext:value-type="float">
            <text:p>3645000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6725001" calcext:value-type="float">
            <text:p>36725001</text:p>
          </table:table-cell>
          <table:table-cell office:value-type="float" office:value="36750000" calcext:value-type="float">
            <text:p>3675000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40200001" calcext:value-type="float">
            <text:p>40200001</text:p>
          </table:table-cell>
          <table:table-cell office:value-type="float" office:value="40225000" calcext:value-type="float">
            <text:p>4022500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40375001" calcext:value-type="float">
            <text:p>40375001</text:p>
          </table:table-cell>
          <table:table-cell office:value-type="float" office:value="40400000" calcext:value-type="float">
            <text:p>40400000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40500001" calcext:value-type="float">
            <text:p>40500001</text:p>
          </table:table-cell>
          <table:table-cell office:value-type="float" office:value="40525000" calcext:value-type="float">
            <text:p>4052500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ontrol1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3325001" calcext:value-type="float">
            <text:p>23325001</text:p>
          </table:table-cell>
          <table:table-cell office:value-type="float" office:value="23350000" calcext:value-type="float">
            <text:p>23350000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control2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6725001" calcext:value-type="float">
            <text:p>26725001</text:p>
          </table:table-cell>
          <table:table-cell office:value-type="float" office:value="26750000" calcext:value-type="float">
            <text:p>2675000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ontrol2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6775001" calcext:value-type="float">
            <text:p>26775001</text:p>
          </table:table-cell>
          <table:table-cell office:value-type="float" office:value="26800000" calcext:value-type="float">
            <text:p>2680000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ontrol2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7500001" calcext:value-type="float">
            <text:p>27500001</text:p>
          </table:table-cell>
          <table:table-cell office:value-type="float" office:value="27525000" calcext:value-type="float">
            <text:p>2752500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control2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9050001" calcext:value-type="float">
            <text:p>29050001</text:p>
          </table:table-cell>
          <table:table-cell office:value-type="float" office:value="29075000" calcext:value-type="float">
            <text:p>29075000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ontrol2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1375001" calcext:value-type="float">
            <text:p>31375001</text:p>
          </table:table-cell>
          <table:table-cell office:value-type="float" office:value="31400000" calcext:value-type="float">
            <text:p>31400000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control2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7525001" calcext:value-type="float">
            <text:p>37525001</text:p>
          </table:table-cell>
          <table:table-cell office:value-type="float" office:value="37550000" calcext:value-type="float">
            <text:p>37550000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ontrol2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7625001" calcext:value-type="float">
            <text:p>37625001</text:p>
          </table:table-cell>
          <table:table-cell office:value-type="float" office:value="37650000" calcext:value-type="float">
            <text:p>37650000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ontrol2</text:p>
          </table:table-cell>
          <table:table-cell office:value-type="string" calcext:value-type="string">
            <text:p>Mus_musculus.GRCm38.1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1:38:45.326677185</meta:creation-date>
    <dc:date>2022-02-09T11:42:08.846174359</dc:date>
    <meta:editing-duration>PT3M22S</meta:editing-duration>
    <meta:editing-cycles>3</meta:editing-cycles>
    <meta:generator>LibreOffice/6.4.7.2$Linux_X86_64 LibreOffice_project/40$Build-2</meta:generator>
    <meta:document-statistic meta:table-count="1" meta:cell-count="266" meta:object-count="0"/>
  </office:meta>
</office:document-meta>
</file>